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paragraph-properties fo:break-before="page"/>
    </style:style>
    <style:style style:name="P2" style:family="paragraph" style:parent-style-name="p">
      <style:paragraph-properties fo:break-before="page"/>
    </style:style>
    <style:style style:name="T1" style:family="text" style:parent-style-name="i-b">
      <style:text-properties fo:font-weight="normal" style:font-weight-asian="normal" style:font-weight-complex="normal"/>
    </style:style>
    <style:style style:name="T2" style:family="text" style:parent-style-name="i-b">
      <style:text-properties fo:font-weight="normal" style:font-weight-asian="normal" style:font-weight-complex="normal"/>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ography</text:p>
      <text:p text:style-name="p">Granor, TE 2003, <text:span text:style-name="i-i">OOoSwitch: 501 things you wanted to know about switching to OpenOffice.org from Microsoft Office</text:span>, Hentzenwerke Publishing.</text:p>
      <text:p text:style-name="p">Weber, JH 2004, <text:span text:style-name="i-i">OpenOffice.org Writer: the free alternative to Microsoft Word</text:span>, O’Reilly Media, Inc., CA.</text:p>
      <text:p text:style-name="p"><text:span text:style-name="T1">OpenOffice.org, viewed 15 July 2005, &lt;</text:span><text:a xlink:type="simple" xlink:href="http://www.openoffice.org/"><text:span text:style-name="T2">http://www.openoffice.org/</text:span></text:a><text:span text:style-name="T1">&gt;.</text:span></text:p>
      <text:p text:style-name="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Bibliography</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Bibliography</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ibliography</dc:title>
    <dc:subject>Integrated Content Environment (ICE) user guide</dc:subject>
    <meta:initial-creator>Pamela Glossop</meta:initial-creator>
    <meta:creation-date>2005-12-21T08:46:51</meta:creation-date>
    <dc:creator>Pamela Glossop</dc:creator>
    <dc:date>2005-12-21T13:25:13</dc:date>
    <dc:language>en-US</dc:language>
    <meta:editing-cycles>4</meta:editing-cycles>
    <meta:editing-duration>PT1M1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48" meta:image-count="0" meta:object-count="0" meta:page-count="2" meta:paragraph-count="56" meta:word-count="42" meta:character-count="45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